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officeooo:rsid="0000a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Сеть хостелов</text:span><text:span text:style-name="T1"> дает возможность</text:span><text:span text:style-name="T2"> клиентам </text:span><text:span text:style-name="T1">забронировать номера. Для того, чтобы продать номер клиенту, необходимы следующие данные: фамилия, имя, отчество, дата рождения, паспортные данные, гражданство, адрес места жительства, время заселения и время отъезда, сумма к оплате за предоставленные услуги. При регистрации клиента, как покупателя, клиент должен предъявить паспортные данные или документы удостоверяющие личность, и оплатить стоимость номера. </text:span><text:span text:style-name="T2">Хостел</text:span><text:span text:style-name="T1"> хранит информацию о номерах которые заняты клиентами. Базой данных может пользоваться администратор и </text:span><text:span text:style-name="T2">сотрудники хостела</text:span><text:span text:style-name="T1">, только у каждого разные права доступа к ней: администратор просматривает базу, вносит изменения, а </text:span><text:span text:style-name="T2">сотрудники</text:span><text:span text:style-name="T1"> мо</text:span><text:span text:style-name="T2">гут</text:span><text:span text:style-name="T1"> только просматривать </text:span><text:span text:style-name="T2">её</text:span><text:span text:style-name="T1">. Следовательно, база данных должна быть защищена от несанкционированных действий злоумышленников паролем на вход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2T14:01:47.021000000</dc:date>
    <meta:editing-duration>PT3M20S</meta:editing-duration>
    <meta:editing-cycles>1</meta:editing-cycles>
    <meta:document-statistic meta:table-count="0" meta:image-count="0" meta:object-count="0" meta:page-count="1" meta:paragraph-count="1" meta:word-count="104" meta:character-count="835" meta:non-whitespace-character-count="731"/>
    <meta:generator>LibreOffice/7.2.2.2$Windows_X86_64 LibreOffice_project/02b2acce88a210515b4a5bb2e46cbfb63fe97d56</meta:generator>
  </office:meta>
</office:document-meta>
</file>